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pitch="variable"/>
    <style:font-face style:name="FreeSans1" svg:font-family="FreeSans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vertical-align="top" fo:min-height="4.901cm" fo:min-width="2.54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/>
    </style:style>
    <style:style style:name="gr3" style:family="graphic" style:parent-style-name="standard">
      <style:graphic-properties draw:stroke="none" draw:fill="none" draw:textarea-vertical-align="middle" fo:min-height="0.641cm" fo:min-width="2.5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vertical-align="top" fo:min-height="4.5cm" fo:min-width="2.5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0.75cm" fo:min-width="2.5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825cm" fo:min-width="2.5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vertical-align="top" fo:min-height="4.551cm" fo:min-width="2.5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vertical-align="top" fo:min-height="7.351cm" fo:min-width="2.5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4.551cm" fo:min-width="2.54cm" fo:padding-top="0cm" fo:padding-bottom="0cm" fo:padding-left="0cm" fo:padding-right="0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20%" fo:text-align="start" fo:text-indent="0cm"/>
    </style:style>
    <style:style style:name="P2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</style:style>
    <style:style style:name="T1" style:family="text">
      <style:text-properties fo:color="#000000" loext:opacity="100%" style:font-name="Helvetica" fo:font-size="8.19999980926514pt" style:font-name-asian="Helvetica" style:font-size-asian="8.19999980926514pt" style:font-name-complex="Helvetica" style:font-size-complex="8.199999809265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frame draw:style-name="gr1" draw:text-style-name="P2" draw:layer="layout" svg:width="5.25cm" svg:height="4.901cm" svg:x="0.75cm" svg:y="7.5cm">
          <draw:text-box>
            <text:p text:style-name="P1"><text:span text:style-name="T1">- Multiple Choice (Multicharacter)</text:span></text:p>
            <text:p text:style-name="P1"><text:span text:style-name="T1">- Health</text:span></text:p>
            <text:p text:style-name="P1"><text:span text:style-name="T1">- Maximum Health</text:span></text:p>
            <text:p text:style-name="P1"><text:span text:style-name="T1">- level</text:span></text:p>
            <text:p text:style-name="P1"><text:span text:style-name="T1">- Run Stamina (capped at 10, based on </text:span><text:span text:style-name="T1">level and dice) </text:span></text:p>
            <text:p text:style-name="P1"><text:span text:style-name="T1">- Defence ( based on amour base + dice </text:span><text:span text:style-name="T1">roll)</text:span></text:p>
            <text:p text:style-name="P1"><text:span text:style-name="T1">- Attack (based on weapon base + dice </text:span><text:span text:style-name="T1">roll?)</text:span></text:p>
            <text:p text:style-name="P1"><text:span text:style-name="T1"><text:s/></text:span><text:span text:style-name="T1">- 3 attacks – capped at max 5</text:span></text:p>
            <text:p text:style-name="P1"><text:span text:style-name="T1"><text:s/></text:span><text:span text:style-name="T1">- roll dice x time / level</text:span></text:p>
            <text:p text:style-name="P1"><text:span text:style-name="T1"/></text:p>
            <text:p text:style-name="P1"><text:span text:style-name="T1"><text:s/></text:span></text:p>
          </draw:text-box>
        </draw:frame>
        <draw:g>
          <draw:g>
            <draw:path draw:style-name="gr2" draw:text-style-name="P3" draw:layer="layout" svg:width="5.25cm" svg:height="5.249cm" svg:x="6.75cm" svg:y="12.25cm" svg:viewBox="0 0 5251 5250" svg:d="M0 757v-757h5251v757M0 757v4493h5251v-4493M0 757h5251">
              <text:p/>
            </draw:path>
            <draw:frame draw:style-name="gr3" draw:text-style-name="P2" draw:layer="layout" svg:width="5.15cm" svg:height="0.641cm" svg:x="6.8cm" svg:y="12.309cm">
              <draw:text-box>
                <text:p text:style-name="P4"><text:span text:style-name="T1">NPC</text:span></text:p>
              </draw:text-box>
            </draw:frame>
          </draw:g>
          <draw:frame draw:style-name="gr4" draw:text-style-name="P5" draw:layer="layout" svg:width="5.2cm" svg:height="4.5cm" svg:x="6.751cm" svg:y="13.025cm">
            <draw:text-box>
              <text:p text:style-name="P1"><text:span text:style-name="T1"><text:s/></text:span><text:span text:style-name="T1">- Merchant – has own dice based on </text:span><text:span text:style-name="T1">merchant type</text:span></text:p>
              <text:p text:style-name="P1"><text:span text:style-name="T1"><text:s text:c="4"/></text:span><text:span text:style-name="T1">- Armorer</text:span></text:p>
              <text:p text:style-name="P1"><text:span text:style-name="T1"><text:s text:c="4"/></text:span><text:span text:style-name="T1">- Farmer</text:span></text:p>
              <text:p text:style-name="P1"><text:span text:style-name="T1"><text:s text:c="4"/></text:span><text:span text:style-name="T1">- Blacksmith</text:span></text:p>
              <text:p text:style-name="P1"><text:span text:style-name="T1"><text:s/></text:span><text:span text:style-name="T1">- Quests marked with “!” above head</text:span></text:p>
              <text:p text:style-name="P1"><text:span text:style-name="T1"><text:s/></text:span><text:span text:style-name="T1">- hidded quests with randoms (no “!” </text:span><text:span text:style-name="T1">until after speak)</text:span></text:p>
            </draw:text-box>
          </draw:frame>
        </draw:g>
        <draw:g>
          <draw:path draw:style-name="gr2" draw:text-style-name="P3" draw:layer="layout" svg:width="5.25cm" svg:height="4.999cm" svg:x="0.749cm" svg:y="6.75cm" svg:viewBox="0 0 5251 5000" svg:d="M0 721v-721h5251v721M0 721v4279h5251v-4279M0 721h5251">
            <text:p/>
          </draw:path>
          <draw:frame draw:style-name="gr5" draw:text-style-name="P2" draw:layer="layout" svg:width="5.25cm" svg:height="0.75cm" svg:x="0.75cm" svg:y="6.75cm">
            <draw:text-box>
              <text:p text:style-name="P4"><text:span text:style-name="T1">Character Dice</text:span></text:p>
            </draw:text-box>
          </draw:frame>
        </draw:g>
        <draw:g>
          <draw:path draw:style-name="gr2" draw:text-style-name="P3" draw:layer="layout" svg:width="5.5cm" svg:height="5.499cm" svg:x="0.749cm" svg:y="12.25cm" svg:viewBox="0 0 5501 5500" svg:d="M0 793v-793h5501v793M0 793v4707h5501v-4707M0 793h5501">
            <text:p/>
          </draw:path>
          <draw:frame draw:style-name="gr6" draw:text-style-name="P2" draw:layer="layout" svg:width="5.5cm" svg:height="0.825cm" svg:x="0.75cm" svg:y="12.25cm">
            <draw:text-box>
              <text:p text:style-name="P4"><text:span text:style-name="T1">Monsters</text:span></text:p>
            </draw:text-box>
          </draw:frame>
        </draw:g>
        <draw:frame draw:style-name="gr7" draw:text-style-name="P5" draw:layer="layout" svg:width="5.5cm" svg:height="4.551cm" svg:x="0.75cm" svg:y="13cm">
          <draw:text-box>
            <text:p text:style-name="P1"><text:span text:style-name="T1">States based on biome modifier + race dice (unique boss dice added/multiplier if boss monster)</text:span></text:p>
            <text:p text:style-name="P1"><text:span text:style-name="T1"><text:s/></text:span><text:span text:style-name="T1">- 3 attacks, 5 for bosses</text:span></text:p>
            <text:p text:style-name="P1"><text:span text:style-name="T1"><text:s/></text:span><text:span text:style-name="T1">- 2 diff per biome, bosses are “king/queen” versions, 1 k/q per species</text:span></text:p>
            <text:p text:style-name="P1"><text:span text:style-name="T1"><text:s/></text:span><text:span text:style-name="T1">- more “workers” higher player level</text:span></text:p>
            <text:p text:style-name="P1"><text:span text:style-name="T1"><text:s/></text:span><text:span text:style-name="T1">- bosses bost for higher player level</text:span></text:p>
            <text:p text:style-name="P1"><text:span text:style-name="T1"><text:s/></text:span><text:span text:style-name="T1">- race dice roll on racial encounter</text:span></text:p>
            <text:p text:style-name="P1"><text:span text:style-name="T1"><text:s/></text:span><text:span text:style-name="T1">- boss roll based on health level </text:span></text:p>
            <text:p text:style-name="P1"><text:span text:style-name="T1"><text:s/></text:span><text:span text:style-name="T1">- boss respawn timer</text:span></text:p>
            <text:p text:style-name="P1"><text:span text:style-name="T1"><text:s/></text:span><text:span text:style-name="T1">- monsters only attack if in same biome, or in range</text:span></text:p>
          </draw:text-box>
        </draw:frame>
        <draw:frame draw:style-name="gr8" draw:text-style-name="P5" draw:layer="layout" svg:width="5.25cm" svg:height="7.351cm" svg:x="0.75cm" svg:y="18.249cm">
          <draw:text-box>
            <text:p text:style-name="P1"><text:span text:style-name="T1">- Collect all unique dice</text:span></text:p>
            <text:p text:style-name="P1"><text:span text:style-name="T1"><text:s text:c="4"/></text:span><text:span text:style-name="T1">- Different Dice types</text:span></text:p>
            <text:p text:style-name="P1"><text:span text:style-name="T1"><text:s text:c="8"/></text:span><text:span text:style-name="T1">- dungeon dice (dnd style naturals [1/20])</text:span></text:p>
            <text:p text:style-name="P1"><text:span text:style-name="T1"><text:s text:c="8"/></text:span><text:span text:style-name="T1">- “uno” (think of diff name for c/wright) dice (numbers refer to uno cards and give effects)</text:span></text:p>
            <text:p text:style-name="P1"><text:span text:style-name="T1"><text:s text:c="8"/></text:span><text:span text:style-name="T1">- “all’s equal” double dice (2x dice numbered for a guaranteed equal chance of numbers</text:span></text:p>
            <text:p text:style-name="P1"><text:span text:style-name="T1"><text:s text:c="8"/></text:span><text:span text:style-name="T1">- infliction (inflict debuff/buff on roll)</text:span></text:p>
            <text:p text:style-name="P1"><text:span text:style-name="T1"><text:s text:c="8"/></text:span><text:span text:style-name="T1">- all dice have downs/upsides</text:span></text:p>
            <text:p text:style-name="P1"><text:span text:style-name="T1"><text:s text:c="5"/></text:span><text:span text:style-name="T1">- dice “dressers” add additional attributes to specific chosen dice faces</text:span></text:p>
            <text:p text:style-name="P1"><text:span text:style-name="T1"/></text:p>
            <text:p text:style-name="P1"><text:span text:style-name="T1"><text:s/></text:span><text:span text:style-name="T1">- bosses dice specific to bosses, win boss dice or boss dresser (%rng) after defeat</text:span></text:p>
            <text:p text:style-name="P1"><text:span text:style-name="T1"><text:s/></text:span><text:span text:style-name="T1">- race dice rolled </text:span></text:p>
            <text:p text:style-name="P1"><text:span text:style-name="T1"/></text:p>
            <text:p text:style-name="P1"><text:span text:style-name="T1"><text:s/></text:span></text:p>
          </draw:text-box>
        </draw:frame>
        <draw:g>
          <draw:g>
            <draw:path draw:style-name="gr2" draw:text-style-name="P3" draw:layer="layout" svg:width="5.25cm" svg:height="5.249cm" svg:x="6.25cm" svg:y="6.744cm" svg:viewBox="0 0 5251 5250" svg:d="M0 757v-757h5251v757M0 757v4493h5251v-4493M0 757h5251">
              <text:p/>
            </draw:path>
            <draw:frame draw:style-name="gr3" draw:text-style-name="P2" draw:layer="layout" svg:width="5.15cm" svg:height="0.641cm" svg:x="6.3cm" svg:y="6.803cm">
              <draw:text-box>
                <text:p text:style-name="P4"><text:span text:style-name="T1">World</text:span></text:p>
              </draw:text-box>
            </draw:frame>
          </draw:g>
          <draw:frame draw:style-name="gr9" draw:text-style-name="P5" draw:layer="layout" svg:width="5.2cm" svg:height="4.551cm" svg:x="6.251cm" svg:y="7.494cm">
            <draw:text-box>
              <text:p text:style-name="P1"><text:span text:style-name="T1">- Open World (OSRS-esque)</text:span></text:p>
              <text:p text:style-name="P1"><text:span text:style-name="T1">- Different biomes</text:span></text:p>
              <text:p text:style-name="P1"><text:span text:style-name="T1">    </text:span><text:span text:style-name="T1">- Hell/Corruption</text:span></text:p>
              <text:p text:style-name="P1"><text:span text:style-name="T1">    </text:span><text:span text:style-name="T1">- Grasslands</text:span></text:p>
              <text:p text:style-name="P1"><text:span text:style-name="T1">    </text:span><text:span text:style-name="T1">- Mountains</text:span></text:p>
              <text:p text:style-name="P1"><text:span text:style-name="T1">    </text:span><text:span text:style-name="T1">- Water (River/Sea)</text:span></text:p>
              <text:p text:style-name="P1"><text:span text:style-name="T1">    </text:span><text:span text:style-name="T1">- Desert</text:span></text:p>
              <text:p text:style-name="P1"><text:span text:style-name="T1"> </text:span><text:span text:style-name="T1">- Towns/Cities</text:span></text:p>
              <text:p text:style-name="P1"><text:span text:style-name="T1"><text:s text:c="4"/></text:span><text:span text:style-name="T1">-Walls</text:span></text:p>
              <text:p text:style-name="P1"><text:span text:style-name="T1"><text:s text:c="4"/></text:span><text:span text:style-name="T1">- Buildings</text:span></text:p>
              <text:p text:style-name="P1"><text:span text:style-name="T1"><text:s text:c="4"/></text:span><text:span text:style-name="T1">- <text:s/>Castles/Dungeons?</text:span></text:p>
              <text:p text:style-name="P1"><text:span text:style-name="T1"><text:s text:c="4"/></text:span><text:span text:style-name="T1">- Market Stalls</text:span></text:p>
              <text:p text:style-name="P4"><text:span text:style-name="T1"/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pitch="variable"/>
    <style:font-face style:name="FreeSans1" svg:font-family="FreeSans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25cm" fo:page-height="2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en-US</dc:title>
    <meta:generator>LibreOffice/7.4.2.3$Linux_X86_64 LibreOffice_project/40$Build-3</meta:generator>
    <dc:date>2022-10-27T23:26:34.447434723</dc:date>
    <meta:editing-duration>PT35M50S</meta:editing-duration>
    <meta:editing-cycles>5</meta:editing-cycles>
    <meta:document-statistic meta:object-count="19"/>
  </office:meta>
</office:document-meta>
</file>